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table:number-columns-repeated="16382"/>
        </table:table-row>
        <table:table-row table:style-name="ro1">
          <table:table-cell office:value-type="float" table:style-name="ce1" office:value="0.0">
            <text:p>0</text:p>
          </table:table-cell>
          <table:table-cell office:value-type="float" table:style-name="ce1" office:value="14.7">
            <text:p>14.7</text:p>
          </table:table-cell>
          <table:table-cell table:number-columns-repeated="16382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table:number-columns-repeated="16382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table:number-columns-repeated="16382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table:number-columns-repeated="16382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6T18:48:50</meta:creation-date>
    <dc:date>2015-10-06T18:48:50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8mm" svg:stroke-color="#325885" svg:stroke-opacity="100%" draw:stroke-linejoin="round" draw:fill-color="#325885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Pressure vs Altitud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ltitude (feet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Pressure (psia)</text:p>
            </chart:title>
            <chart:grid chart:class="major" chart:style-name="GMa1"/>
          </chart:axis>
          <chart:series chart:label-cell-address="Alt_Data.$B$1" chart:values-cell-range-address="Alt_Data.$B$3:.$B$7" chart:class="chart:scatter" chart:attached-axis="primary-y" chart:style-name="G0S0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